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cm" svg:stroke-color="#808080" draw:marker-start-width="0.03cm" draw:marker-end-width="0.1cm" draw:fill-color="#83caff" draw:textarea-horizontal-align="justify" draw:textarea-vertical-align="middle" draw:auto-grow-height="false" fo:padding-top="0.135cm" fo:padding-bottom="0.135cm" fo:padding-left="0.26cm" fo:padding-right="0.26cm"/>
    </style:style>
    <style:style style:name="gr2" style:family="graphic" style:parent-style-name="objectwithoutfill">
      <style:graphic-properties svg:stroke-width="0.02cm" svg:stroke-color="#808080" draw:marker-start-width="0.03cm" draw:marker-end="Arrow" draw:marker-end-width="0.1cm" draw:fill="none" draw:textarea-vertical-align="middle" fo:padding-top="0.135cm" fo:padding-bottom="0.135cm" fo:padding-left="0.26cm" fo:padding-right="0.26cm"/>
    </style:style>
    <style:style style:name="gr3" style:family="graphic" style:parent-style-name="standard">
      <style:graphic-properties svg:stroke-width="0cm" svg:stroke-color="#808080" draw:marker-start-width="0.01cm" draw:marker-end-width="0.01cm" draw:fill-color="#83caff" draw:textarea-horizontal-align="justify" draw:textarea-vertical-align="middle" draw:auto-grow-height="false" fo:padding-top="0.125cm" fo:padding-bottom="0.125cm" fo:padding-left="0.25cm" fo:padding-right="0.25cm"/>
    </style:style>
    <style:style style:name="gr4" style:family="graphic" style:parent-style-name="standard">
      <style:graphic-properties svg:stroke-width="0cm" svg:stroke-color="#808080" draw:marker-start-width="0.01cm" draw:marker-end-width="0.01cm" draw:fill-color="#ff6633" draw:textarea-horizontal-align="justify" draw:textarea-vertical-align="middle" draw:auto-grow-height="false" fo:padding-top="0.125cm" fo:padding-bottom="0.125cm" fo:padding-left="0.25cm" fo:padding-right="0.25cm"/>
    </style:style>
    <style:style style:name="gr5" style:family="graphic" style:parent-style-name="standard">
      <style:graphic-properties svg:stroke-width="0cm" svg:stroke-color="#808080" draw:marker-start-width="0.01cm" draw:marker-end-width="0.01cm" draw:fill-color="#008000" draw:textarea-horizontal-align="justify" draw:textarea-vertical-align="middle" draw:auto-grow-height="false" fo:padding-top="0.125cm" fo:padding-bottom="0.125cm" fo:padding-left="0.25cm" fo:padding-right="0.25cm"/>
    </style:style>
    <style:style style:name="gr6" style:family="graphic" style:parent-style-name="objectwithoutfill">
      <style:graphic-properties svg:stroke-width="0.02cm" svg:stroke-color="#808080" draw:marker-start-width="0.03cm" draw:marker-end="" draw:marker-end-width="0.1cm" draw:fill="none" draw:textarea-vertical-align="middle" fo:padding-top="0.135cm" fo:padding-bottom="0.135cm" fo:padding-left="0.26cm" fo:padding-right="0.26cm"/>
    </style:style>
    <style:style style:name="gr7" style:family="graphic" style:parent-style-name="objectwithoutfill">
      <style:graphic-properties svg:stroke-width="0.02cm" svg:stroke-color="#ff6633" draw:marker-start-width="0.03cm" draw:marker-end="Arrow" draw:marker-end-width="0.1cm" draw:fill="none" draw:textarea-vertical-align="middle" fo:padding-top="0.135cm" fo:padding-bottom="0.135cm" fo:padding-left="0.26cm" fo:padding-right="0.26cm"/>
    </style:style>
    <style:style style:name="gr8" style:family="graphic" style:parent-style-name="objectwithoutfill">
      <style:graphic-properties svg:stroke-width="0.02cm" svg:stroke-color="#ff6633" draw:marker-start-width="0.03cm" draw:marker-end="" draw:marker-end-width="0.1cm" draw:fill="none" draw:textarea-vertical-align="middle" fo:padding-top="0.135cm" fo:padding-bottom="0.135cm" fo:padding-left="0.26cm" fo:padding-right="0.26cm"/>
    </style:style>
    <style:style style:name="gr9" style:family="graphic" style:parent-style-name="objectwithoutfill">
      <style:graphic-properties draw:stroke="dash" draw:stroke-dash="Ultrafine_20_Dashed" svg:stroke-width="0.02cm" svg:stroke-color="#808080" draw:marker-start-width="0.03cm" draw:marker-end="" draw:marker-end-width="0.1cm" draw:fill="none" draw:textarea-vertical-align="middle" fo:padding-top="0.135cm" fo:padding-bottom="0.135cm" fo:padding-left="0.26cm" fo:padding-right="0.26cm"/>
    </style:style>
    <style:style style:name="gr10" style:family="graphic" style:parent-style-name="objectwithoutfill">
      <style:graphic-properties draw:stroke="dash" draw:stroke-dash="Ultrafine_20_Dashed" svg:stroke-width="0.02cm" svg:stroke-color="#808080" draw:marker-start-width="0.03cm" draw:marker-end-width="0.1cm" draw:fill="none" draw:textarea-vertical-align="middle" fo:padding-top="0.135cm" fo:padding-bottom="0.135cm" fo:padding-left="0.26cm" fo:padding-right="0.26cm"/>
    </style:style>
    <style:style style:name="gr11" style:family="graphic" style:parent-style-name="objectwithoutfill">
      <style:graphic-properties draw:stroke="dash" draw:stroke-dash="Ultrafine_20_Dashed" svg:stroke-width="0.02cm" svg:stroke-color="#ff6633" draw:marker-start-width="0.03cm" draw:marker-end="" draw:marker-end-width="0.1cm" draw:fill="none" draw:textarea-vertical-align="middle" fo:padding-top="0.135cm" fo:padding-bottom="0.135cm" fo:padding-left="0.26cm" fo:padding-right="0.26cm"/>
    </style:style>
    <style:style style:name="gr12" style:family="graphic" style:parent-style-name="objectwithoutfill">
      <style:graphic-properties draw:stroke="dash" draw:stroke-dash="Ultrafine_20_Dashed" svg:stroke-width="0.02cm" svg:stroke-color="#ff6633" draw:marker-start-width="0.03cm" draw:marker-end-width="0.1cm" draw:fill="none" draw:textarea-vertical-align="middle" fo:padding-top="0.135cm" fo:padding-bottom="0.135cm" fo:padding-left="0.26cm" fo:padding-right="0.26cm"/>
    </style:style>
    <style:style style:name="gr13" style:family="graphic" style:parent-style-name="standard">
      <style:graphic-properties svg:stroke-width="0cm" svg:stroke-color="#808080" draw:marker-start-width="0.01cm" draw:marker-end-width="0.01cm" draw:fill-color="#00ff00" draw:textarea-horizontal-align="justify" draw:textarea-vertical-align="middle" draw:auto-grow-height="false" fo:padding-top="0.125cm" fo:padding-bottom="0.125cm" fo:padding-left="0.25cm" fo:padding-right="0.25cm"/>
    </style:style>
    <style:style style:name="gr14" style:family="graphic" style:parent-style-name="objectwithoutfill">
      <style:graphic-properties svg:stroke-color="#ff6633" draw:marker-end="Arrow" draw:marker-end-width="0.1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8pt" style:font-size-complex="18pt"/>
    </style:style>
    <style:style style:name="P3" style:family="paragraph">
      <style:paragraph-properties fo:text-align="center"/>
      <style:text-properties fo:color="#ffffff"/>
    </style:style>
    <style:style style:name="P4" style:family="paragraph">
      <style:paragraph-properties fo:text-align="center"/>
      <style:text-properties fo:color="#ffffff" fo:font-size="10pt" style:font-size-asian="18pt" style:font-size-complex="18pt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color="#ffffff"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0.575cm" svg:height="0.574cm" svg:x="9.606cm" svg:y="2.05cm">
          <text:p text:style-name="P1"><text:span text:style-name="T1">0,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.894cm" svg:y1="3.199cm" svg:x2="9.894cm" svg:y2="2.624cm">
          <text:p/>
        </draw:line>
        <draw:custom-shape draw:style-name="gr1" draw:text-style-name="P2" draw:layer="layout" svg:width="0.574cm" svg:height="0.574cm" svg:x="10.756cm" svg:y="2.05cm">
          <text:p text:style-name="P1"><text:span text:style-name="T1">1,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75cm" svg:height="0.575cm" svg:x="9.606cm" svg:y="3.199cm">
          <text:p text:style-name="P1"><text:span text:style-name="T1">0,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74cm" svg:height="0.575cm" svg:x="13.055cm" svg:y="3.199cm">
          <text:p text:style-name="P1"><text:span text:style-name="T1">3,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75cm" svg:height="0.574cm" svg:x="10.77cm" svg:y="3.214cm">
          <text:p text:style-name="P1"><text:span text:style-name="T1">1,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575cm" svg:height="0.574cm" svg:x="11.905cm" svg:y="2.05cm">
          <text:p text:style-name="P1"><text:span text:style-name="T1">2,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75cm" svg:height="0.575cm" svg:x="11.905cm" svg:y="3.199cm">
          <text:p text:style-name="P1"><text:span text:style-name="T1">2,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574cm" svg:height="0.574cm" svg:x="13.055cm" svg:y="2.05cm">
          <text:p text:style-name="P1"><text:span text:style-name="T1">3,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75cm" svg:height="0.574cm" svg:x="9.606cm" svg:y="4.349cm">
          <text:p text:style-name="P1"><text:span text:style-name="T1">0,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74cm" svg:height="0.574cm" svg:x="10.756cm" svg:y="4.349cm">
          <text:p text:style-name="P1"><text:span text:style-name="T1">1,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75cm" svg:height="0.575cm" svg:x="9.606cm" svg:y="5.498cm">
          <text:p text:style-name="P3"><text:span text:style-name="T2">0,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74cm" svg:height="0.575cm" svg:x="13.055cm" svg:y="5.498cm">
          <text:p text:style-name="P1"><text:span text:style-name="T1">3,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74cm" svg:height="0.575cm" svg:x="10.756cm" svg:y="5.498cm">
          <text:p text:style-name="P1"><text:span text:style-name="T1">1,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75cm" svg:height="0.574cm" svg:x="11.905cm" svg:y="4.349cm">
          <text:p text:style-name="P1"><text:span text:style-name="T1">2,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75cm" svg:height="0.575cm" svg:x="11.905cm" svg:y="5.498cm">
          <text:p text:style-name="P1"><text:span text:style-name="T1">2,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74cm" svg:height="0.574cm" svg:x="13.055cm" svg:y="4.349cm">
          <text:p text:style-name="P1"><text:span text:style-name="T1">3,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9.894cm" svg:y1="2.05cm" svg:x2="9.894cm" svg:y2="1.82cm">
          <text:p/>
        </draw:line>
        <draw:line draw:style-name="gr2" draw:text-style-name="P2" draw:layer="layout" svg:x1="9.894cm" svg:y1="5.498cm" svg:x2="9.894cm" svg:y2="4.923cm">
          <text:p/>
        </draw:line>
        <draw:line draw:style-name="gr2" draw:text-style-name="P2" draw:layer="layout" svg:x1="9.894cm" svg:y1="4.349cm" svg:x2="9.894cm" svg:y2="3.774cm">
          <text:p/>
        </draw:line>
        <draw:line draw:style-name="gr2" draw:text-style-name="P2" draw:layer="layout" svg:x1="11.043cm" svg:y1="3.199cm" svg:x2="11.043cm" svg:y2="2.624cm">
          <text:p/>
        </draw:line>
        <draw:line draw:style-name="gr6" draw:text-style-name="P2" draw:layer="layout" svg:x1="11.043cm" svg:y1="2.05cm" svg:x2="11.043cm" svg:y2="1.82cm">
          <text:p/>
        </draw:line>
        <draw:line draw:style-name="gr2" draw:text-style-name="P2" draw:layer="layout" svg:x1="11.043cm" svg:y1="5.498cm" svg:x2="11.043cm" svg:y2="4.923cm">
          <text:p/>
        </draw:line>
        <draw:line draw:style-name="gr2" draw:text-style-name="P2" draw:layer="layout" svg:x1="11.043cm" svg:y1="4.349cm" svg:x2="11.043cm" svg:y2="3.774cm">
          <text:p/>
        </draw:line>
        <draw:line draw:style-name="gr7" draw:text-style-name="P2" draw:layer="layout" svg:x1="12.192cm" svg:y1="3.199cm" svg:x2="12.192cm" svg:y2="2.624cm">
          <text:p/>
        </draw:line>
        <draw:line draw:style-name="gr6" draw:text-style-name="P2" draw:layer="layout" svg:x1="12.192cm" svg:y1="2.05cm" svg:x2="12.192cm" svg:y2="1.82cm">
          <text:p/>
        </draw:line>
        <draw:line draw:style-name="gr2" draw:text-style-name="P2" draw:layer="layout" svg:x1="12.192cm" svg:y1="5.498cm" svg:x2="12.192cm" svg:y2="4.923cm">
          <text:p/>
        </draw:line>
        <draw:line draw:style-name="gr2" draw:text-style-name="P2" draw:layer="layout" svg:x1="12.192cm" svg:y1="4.349cm" svg:x2="12.192cm" svg:y2="3.774cm">
          <text:p/>
        </draw:line>
        <draw:line draw:style-name="gr7" draw:text-style-name="P2" draw:layer="layout" svg:x1="13.342cm" svg:y1="3.199cm" svg:x2="13.342cm" svg:y2="2.624cm">
          <text:p/>
        </draw:line>
        <draw:line draw:style-name="gr8" draw:text-style-name="P2" draw:layer="layout" svg:x1="13.342cm" svg:y1="2.05cm" svg:x2="13.342cm" svg:y2="1.82cm">
          <text:p/>
        </draw:line>
        <draw:line draw:style-name="gr2" draw:text-style-name="P2" draw:layer="layout" svg:x1="13.342cm" svg:y1="5.498cm" svg:x2="13.342cm" svg:y2="4.923cm">
          <text:p/>
        </draw:line>
        <draw:line draw:style-name="gr7" draw:text-style-name="P2" draw:layer="layout" svg:x1="13.342cm" svg:y1="4.349cm" svg:x2="13.342cm" svg:y2="3.774cm">
          <text:p/>
        </draw:line>
        <draw:line draw:style-name="gr2" draw:text-style-name="P2" draw:layer="layout" svg:x1="10.181cm" svg:y1="5.785cm" svg:x2="10.756cm" svg:y2="5.785cm">
          <text:p/>
        </draw:line>
        <draw:line draw:style-name="gr2" draw:text-style-name="P2" draw:layer="layout" svg:x1="10.181cm" svg:y1="4.636cm" svg:x2="10.756cm" svg:y2="4.636cm">
          <text:p/>
        </draw:line>
        <draw:line draw:style-name="gr2" draw:text-style-name="P2" draw:layer="layout" svg:x1="10.181cm" svg:y1="3.487cm" svg:x2="10.756cm" svg:y2="3.487cm">
          <text:p/>
        </draw:line>
        <draw:line draw:style-name="gr2" draw:text-style-name="P2" draw:layer="layout" svg:x1="10.181cm" svg:y1="2.337cm" svg:x2="10.756cm" svg:y2="2.337cm">
          <text:p/>
        </draw:line>
        <draw:line draw:style-name="gr2" draw:text-style-name="P2" draw:layer="layout" svg:x1="11.33cm" svg:y1="5.785cm" svg:x2="11.905cm" svg:y2="5.785cm">
          <text:p/>
        </draw:line>
        <draw:line draw:style-name="gr2" draw:text-style-name="P2" draw:layer="layout" svg:x1="11.33cm" svg:y1="4.636cm" svg:x2="11.905cm" svg:y2="4.636cm">
          <text:p/>
        </draw:line>
        <draw:line draw:style-name="gr7" draw:text-style-name="P2" draw:layer="layout" svg:x1="11.33cm" svg:y1="3.487cm" svg:x2="11.905cm" svg:y2="3.487cm">
          <text:p/>
        </draw:line>
        <draw:line draw:style-name="gr2" draw:text-style-name="P2" draw:layer="layout" svg:x1="11.33cm" svg:y1="2.337cm" svg:x2="11.905cm" svg:y2="2.337cm">
          <text:p/>
        </draw:line>
        <draw:line draw:style-name="gr2" draw:text-style-name="P2" draw:layer="layout" svg:x1="12.48cm" svg:y1="5.785cm" svg:x2="13.055cm" svg:y2="5.785cm">
          <text:p/>
        </draw:line>
        <draw:line draw:style-name="gr2" draw:text-style-name="P2" draw:layer="layout" svg:x1="12.48cm" svg:y1="4.636cm" svg:x2="13.055cm" svg:y2="4.636cm">
          <text:p/>
        </draw:line>
        <draw:line draw:style-name="gr2" draw:text-style-name="P2" draw:layer="layout" svg:x1="12.48cm" svg:y1="3.487cm" svg:x2="13.055cm" svg:y2="3.487cm">
          <text:p/>
        </draw:line>
        <draw:line draw:style-name="gr7" draw:text-style-name="P2" draw:layer="layout" svg:x1="12.48cm" svg:y1="2.337cm" svg:x2="13.055cm" svg:y2="2.337cm">
          <text:p/>
        </draw:line>
        <draw:line draw:style-name="gr2" draw:text-style-name="P2" draw:layer="layout" svg:x1="9.319cm" svg:y1="2.337cm" svg:x2="9.606cm" svg:y2="2.337cm">
          <text:p/>
        </draw:line>
        <draw:line draw:style-name="gr7" draw:text-style-name="P2" draw:layer="layout" svg:x1="13.342cm" svg:y1="6.36cm" svg:x2="13.342cm" svg:y2="6.073cm">
          <text:p/>
        </draw:line>
        <draw:line draw:style-name="gr6" draw:text-style-name="P2" draw:layer="layout" svg:x1="13.859cm" svg:y1="2.337cm" svg:x2="13.629cm" svg:y2="2.337cm">
          <text:p/>
        </draw:line>
        <draw:line draw:style-name="gr6" draw:text-style-name="P2" draw:layer="layout" svg:x1="13.859cm" svg:y1="3.487cm" svg:x2="13.629cm" svg:y2="3.487cm">
          <text:p/>
        </draw:line>
        <draw:line draw:style-name="gr6" draw:text-style-name="P2" draw:layer="layout" svg:x1="13.859cm" svg:y1="4.636cm" svg:x2="13.629cm" svg:y2="4.636cm">
          <text:p/>
        </draw:line>
        <draw:line draw:style-name="gr8" draw:text-style-name="P2" draw:layer="layout" svg:x1="13.859cm" svg:y1="5.785cm" svg:x2="13.629cm" svg:y2="5.785cm">
          <text:p/>
        </draw:line>
        <draw:line draw:style-name="gr2" draw:text-style-name="P2" draw:layer="layout" svg:x1="12.192cm" svg:y1="6.36cm" svg:x2="12.192cm" svg:y2="6.073cm">
          <text:p/>
        </draw:line>
        <draw:line draw:style-name="gr2" draw:text-style-name="P2" draw:layer="layout" svg:x1="11.043cm" svg:y1="6.36cm" svg:x2="11.043cm" svg:y2="6.073cm">
          <text:p/>
        </draw:line>
        <draw:line draw:style-name="gr2" draw:text-style-name="P2" draw:layer="layout" svg:x1="9.894cm" svg:y1="6.36cm" svg:x2="9.894cm" svg:y2="6.073cm">
          <text:p/>
        </draw:line>
        <draw:line draw:style-name="gr2" draw:text-style-name="P2" draw:layer="layout" svg:x1="9.319cm" svg:y1="3.487cm" svg:x2="9.606cm" svg:y2="3.487cm">
          <text:p/>
        </draw:line>
        <draw:line draw:style-name="gr2" draw:text-style-name="P2" draw:layer="layout" svg:x1="9.319cm" svg:y1="4.636cm" svg:x2="9.606cm" svg:y2="4.636cm">
          <text:p/>
        </draw:line>
        <draw:line draw:style-name="gr7" draw:text-style-name="P2" draw:layer="layout" svg:x1="9.319cm" svg:y1="5.785cm" svg:x2="9.606cm" svg:y2="5.785cm">
          <text:p/>
        </draw:line>
        <draw:line draw:style-name="gr9" draw:text-style-name="P2" draw:layer="layout" svg:x1="12.595cm" svg:y1="6.36cm" svg:x2="12.595cm" svg:y2="1.82cm">
          <text:p/>
        </draw:line>
        <draw:path draw:style-name="gr10" draw:text-style-name="P2" draw:layer="layout" svg:width="0.551cm" svg:height="0.374cm" draw:transform="skewX (0.825017137417719) rotate (1.1995647948957) translate (12.1924482564316cm 1.81988500788398cm)" svg:viewBox="0 0 552 375" svg:d="m0 0c554 0 552 375 552 375">
          <text:p/>
        </draw:path>
        <draw:path draw:style-name="gr10" draw:text-style-name="P2" draw:layer="layout" svg:width="0.551cm" svg:height="0.374cm" draw:transform="skewX (-0.82501713741772) rotate (1.94202785869409) translate (12.3926151659299cm 6.87431178404789cm)" svg:viewBox="0 0 552 375" svg:d="m552 0c-555 0-552 375-552 375">
          <text:p/>
        </draw:path>
        <draw:line draw:style-name="gr11" draw:text-style-name="P2" draw:layer="layout" svg:x1="13.744cm" svg:y1="6.36cm" svg:x2="13.744cm" svg:y2="1.82cm">
          <text:p/>
        </draw:line>
        <draw:path draw:style-name="gr12" draw:text-style-name="P2" draw:layer="layout" svg:width="0.554cm" svg:height="0.374cm" draw:transform="skewX (0.829205927622506) rotate (1.1995647948957) translate (13.3418735438501cm 1.81988500772432cm)" svg:viewBox="0 0 555 375" svg:d="m0 0c554 0 555 375 555 375">
          <text:p/>
        </draw:path>
        <draw:path draw:style-name="gr12" draw:text-style-name="P2" draw:layer="layout" svg:width="0.554cm" svg:height="0.374cm" draw:transform="skewX (-0.829205927622506) rotate (1.94202785869409) translate (13.5432825547728cm 6.87750254505143cm)" svg:viewBox="0 0 555 375" svg:d="m555 0c-555 0-555 375-555 375">
          <text:p/>
        </draw:path>
        <draw:line draw:style-name="gr9" draw:text-style-name="P2" draw:layer="layout" svg:x1="11.445cm" svg:y1="6.36cm" svg:x2="11.445cm" svg:y2="1.82cm">
          <text:p/>
        </draw:line>
        <draw:path draw:style-name="gr10" draw:text-style-name="P2" draw:layer="layout" svg:width="0.551cm" svg:height="0.374cm" draw:transform="skewX (0.825017137417719) rotate (1.1995647948957) translate (11.0430229690753cm 1.81988500788398cm)" svg:viewBox="0 0 552 375" svg:d="m0 0c554 0 552 375 552 375">
          <text:p/>
        </draw:path>
        <draw:path draw:style-name="gr10" draw:text-style-name="P2" draw:layer="layout" svg:width="0.551cm" svg:height="0.374cm" draw:transform="skewX (-0.82501713741772) rotate (1.94202785869409) translate (11.2431898785736cm 6.87431178404789cm)" svg:viewBox="0 0 552 375" svg:d="m552 0c-555 0-552 375-552 375">
          <text:p/>
        </draw:path>
        <draw:line draw:style-name="gr9" draw:text-style-name="P2" draw:layer="layout" svg:x1="10.296cm" svg:y1="6.36cm" svg:x2="10.296cm" svg:y2="1.82cm">
          <text:p/>
        </draw:line>
        <draw:path draw:style-name="gr10" draw:text-style-name="P2" draw:layer="layout" svg:width="0.554cm" svg:height="0.374cm" draw:transform="skewX (0.829205927622506) rotate (1.1995647948957) translate (9.89359768178109cm 1.81988500772432cm)" svg:viewBox="0 0 555 375" svg:d="m0 0c554 0 555 375 555 375">
          <text:p/>
        </draw:path>
        <draw:path draw:style-name="gr10" draw:text-style-name="P2" draw:layer="layout" svg:width="0.554cm" svg:height="0.374cm" draw:transform="skewX (-0.829205927622506) rotate (1.94202785869409) translate (10.0950066927039cm 6.87750254505142cm)" svg:viewBox="0 0 555 375" svg:d="m555 0c-555 0-555 375-555 375">
          <text:p/>
        </draw:path>
        <draw:line draw:style-name="gr9" draw:text-style-name="P2" draw:layer="layout" svg:x1="13.859cm" svg:y1="1.935cm" svg:x2="9.319cm" svg:y2="1.935cm">
          <text:p/>
        </draw:line>
        <draw:path draw:style-name="gr10" draw:text-style-name="P2" draw:layer="layout" svg:width="0.552cm" svg:height="0.373cm" draw:transform="skewX (0.825889802043717) rotate (2.76756859488741) translate (9.3188776280521cm 2.33712932596311cm)" svg:viewBox="0 0 553 374" svg:d="m0 0c553-2 553 374 553 374">
          <text:p/>
        </draw:path>
        <draw:path draw:style-name="gr10" draw:text-style-name="P2" draw:layer="layout" svg:width="0.553cm" svg:height="0.374cm" draw:transform="skewX (-0.828158730071309) rotate (-2.771582852167) translate (14.3757020347053cm 2.13675584604074cm)" svg:viewBox="0 0 554 375" svg:d="m554 0c-555 1-554 375-554 375">
          <text:p/>
        </draw:path>
        <draw:line draw:style-name="gr9" draw:text-style-name="P2" draw:layer="layout" svg:x1="13.859cm" svg:y1="3.084cm" svg:x2="9.319cm" svg:y2="3.084cm">
          <text:p/>
        </draw:line>
        <draw:path draw:style-name="gr10" draw:text-style-name="P2" draw:layer="layout" svg:width="0.553cm" svg:height="0.374cm" draw:transform="skewX (0.828158730071309) rotate (2.771582852167) translate (9.31888503359595cm 3.48655173346093cm)" svg:viewBox="0 0 554 375" svg:d="m0 0c555 1 554 375 554 375">
          <text:p/>
        </draw:path>
        <draw:path draw:style-name="gr10" draw:text-style-name="P2" draw:layer="layout" svg:width="0.552cm" svg:height="0.373cm" draw:transform="skewX (-0.825889802043717) rotate (-2.76756859488741) translate (14.3739784308671cm 3.28447279393074cm)" svg:viewBox="0 0 553 374" svg:d="m553 0c-553-2-553 374-553 374">
          <text:p/>
        </draw:path>
        <draw:line draw:style-name="gr9" draw:text-style-name="P2" draw:layer="layout" svg:x1="13.859cm" svg:y1="4.234cm" svg:x2="9.319cm" svg:y2="4.234cm">
          <text:p/>
        </draw:line>
        <draw:path draw:style-name="gr10" draw:text-style-name="P2" draw:layer="layout" svg:width="0.552cm" svg:height="0.373cm" draw:transform="skewX (0.825889802043717) rotate (2.76756859488741) translate (9.31887762805211cm 4.63597990067575cm)" svg:viewBox="0 0 553 374" svg:d="m0 0c553-2 553 374 553 374">
          <text:p/>
        </draw:path>
        <draw:path draw:style-name="gr10" draw:text-style-name="P2" draw:layer="layout" svg:width="0.553cm" svg:height="0.374cm" draw:transform="skewX (-0.828158730071309) rotate (-2.771582852167) translate (14.3757020347053cm 4.43560642075339cm)" svg:viewBox="0 0 554 375" svg:d="m554 0c-555 1-554 375-554 375">
          <text:p/>
        </draw:path>
        <draw:line draw:style-name="gr11" draw:text-style-name="P2" draw:layer="layout" svg:x1="13.859cm" svg:y1="5.383cm" svg:x2="9.319cm" svg:y2="5.383cm">
          <text:p/>
        </draw:line>
        <draw:path draw:style-name="gr12" draw:text-style-name="P2" draw:layer="layout" svg:width="0.553cm" svg:height="0.374cm" draw:transform="skewX (0.828158730071309) rotate (2.771582852167) translate (9.31888503359595cm 5.78540230817358cm)" svg:viewBox="0 0 554 375" svg:d="m0 0c555 1 554 375 554 375">
          <text:p/>
        </draw:path>
        <draw:path draw:style-name="gr12" draw:text-style-name="P2" draw:layer="layout" svg:width="0.553cm" svg:height="0.374cm" draw:transform="skewX (-0.828158730071309) rotate (-2.771582852167) translate (14.3757020347053cm 5.58503170810971cm)" svg:viewBox="0 0 554 375" svg:d="m554 0c-555 1-554 375-554 375">
          <text:p/>
        </draw:path>
        <draw:custom-shape draw:style-name="gr13" draw:text-style-name="P2" draw:layer="layout" svg:width="0.575cm" svg:height="0.575cm" svg:x="6.798cm" svg:y="3.724cm">
          <text:p text:style-name="P1"><text:span text:style-name="T1">J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9.6cm" svg:y1="5.6cm" svg:x2="7.3cm" svg:y2="4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ke </meta:initial-creator>
    <meta:creation-date>2013-05-12T18:32:37</meta:creation-date>
    <dc:date>2013-05-12T18:37:23</dc:date>
    <dc:creator>Luke </dc:creator>
    <meta:editing-duration>P0D</meta:editing-duration>
    <meta:editing-cycles>1</meta:editing-cycles>
    <meta:document-statistic meta:object-count="82"/>
    <meta:generator>LibreOffice/3.5$Linux_x86 LibreOffice_project/350m1$Build-2</meta:generator>
  </office:meta>
</office:document-meta>
</file>